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2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2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2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1"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1"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2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1 – Indexing</text:p>
          </table:table-cell>
          <table:table-cell office:value-type="string">
            <text:p>Example</text:p>
          </table:table-cell>
          <table:table-cell office:value-type="string">
            <text:p>Not starte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11/16/2020</text:date>, <text:time>21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16T21:18:57.28</dc:date>
    <dc:creator>Andrew Block</dc:creator>
    <meta:editing-duration>P3DT20H13M44S</meta:editing-duration>
    <meta:editing-cycles>13</meta:editing-cycles>
    <meta:document-statistic meta:table-count="3" meta:cell-count="97" meta:object-count="0"/>
  </office:meta>
</office:document-meta>
</file>